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able_20_Contents">
      <style:text-properties style:font-name="Times New Roman" officeooo:rsid="001f5399" officeooo:paragraph-rsid="001f5399"/>
    </style:style>
    <style:style style:name="P18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19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20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5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6" style:family="paragraph" style:parent-style-name="Standard">
      <style:text-properties style:font-name="Times New Roman" officeooo:rsid="001c8606" officeooo:paragraph-rsid="0010b3e3"/>
    </style:style>
    <style:style style:name="P27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28" style:family="paragraph" style:parent-style-name="Table_20_Contents">
      <style:text-properties style:font-name="Times New Roman" officeooo:rsid="00211464" officeooo:paragraph-rsid="00211464"/>
    </style:style>
    <style:style style:name="P29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30" style:family="paragraph" style:parent-style-name="Table_20_Contents">
      <style:text-properties style:font-name="Times New Roman" officeooo:paragraph-rsid="0010b3e3"/>
    </style:style>
    <style:style style:name="T1" style:family="text">
      <style:text-properties officeooo:rsid="00122f13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1601211496416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1601211496960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16012114972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16012114803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601211480640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1601211480912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1601211486080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1601211486352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1601211487168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16012114877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1601211481184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1601211500768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1601211506208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1601211502128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1601211503216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1601211508384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1601211501040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1601211497776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1601211506480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1601211501856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1601211508656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1601211505392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1601211508928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1601211505664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1601211501584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1601211506752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1601211498864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1601211509200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1601211498048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1601211505936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1601211502400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1601211502672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1601211510016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1601211502944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1601211500496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1601211499952">
          <table:table-cell table:style-name="Table1.A1" office:value-type="string">
            <text:p text:style-name="P17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1601211503760">
          <table:table-cell table:style-name="Table1.A1" office:value-type="string">
            <text:p text:style-name="P28">The Cyber Mentor</text:p>
            <text:p text:style-name="P28">Buffer Overflows Made Easy</text:p>
          </table:table-cell>
          <table:table-cell table:style-name="Table1.A1" office:value-type="string">
            <text:p text:style-name="P4"><text:a xlink:type="simple" xlink:href="https://youtube.com/playlist?list=PLLKT__MCUeix3O0DPbmuaRuR_4Hxo4m3G" text:style-name="Internet_20_link" text:visited-style-name="Visited_20_Internet_20_Link">https://youtube.com/playlist?list=PLLKT__MCUeix3O0DPbmuaRuR_4Hxo4m3G</text:a> </text:p>
          </table:table-cell>
        </table:table-row>
        <table:table-row table:style-name="TableLine1601211507024">
          <table:table-cell table:style-name="Table1.A1" office:value-type="string">
            <text:p text:style-name="P28">The Cyber Mentor</text:p>
            <text:p text:style-name="P5">Full Ethical Hacking Course - Beginner Network Penetration Testing (2019)</text:p>
          </table:table-cell>
          <table:table-cell table:style-name="Table1.A1" office:value-type="string">
            <text:p text:style-name="P4"><text:a xlink:type="simple" xlink:href="https://youtu.be/WnN6dbos5u8" text:style-name="Internet_20_link" text:visited-style-name="Visited_20_Internet_20_Link">https://youtu.be/WnN6dbos5u8</text:a> </text:p>
          </table:table-cell>
        </table:table-row>
        <table:table-row table:style-name="TableLine1601211500224">
          <table:table-cell table:style-name="Table1.A1" office:value-type="string">
            <text:p text:style-name="P28">The Cyber Mentor</text:p>
            <text:p text:style-name="P28"><text:soft-page-break/>Beginner Web Application Hacking (Full Course)</text:p>
          </table:table-cell>
          <table:table-cell table:style-name="Table1.A1" office:value-type="string">
            <text:p text:style-name="P4"><text:a xlink:type="simple" xlink:href="https://youtu.be/24fHLWXGS-M" text:style-name="Internet_20_link" text:visited-style-name="Visited_20_Internet_20_Link">https://youtu.be/24fHLWXGS-M</text:a> </text:p>
          </table:table-cell>
        </table:table-row>
        <table:table-row table:style-name="TableLine1601211504032">
          <table:table-cell table:style-name="Table1.A1" office:value-type="string">
            <text:p text:style-name="P28">The Cyber Mentor</text:p>
            <text:p text:style-name="P28">The Complete Linux for Ethical Hackers Course for 2019 </text:p>
          </table:table-cell>
          <table:table-cell table:style-name="Table1.A1" office:value-type="string">
            <text:p text:style-name="P4"><text:a xlink:type="simple" xlink:href="https://youtu.be/rZsJieGi8os" text:style-name="Internet_20_link" text:visited-style-name="Visited_20_Internet_20_Link">https://youtu.be/rZsJieGi8os</text:a> </text:p>
          </table:table-cell>
        </table:table-row>
        <table:table-row table:style-name="TableLine1601211507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601211504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601211509472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4"/>
          </table:table-cell>
        </table:table-row>
        <table:table-row table:style-name="TableLine1601211499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6012115051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1601211499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26"/>
      <text:p text:style-name="P27">Youtubers</text:p>
      <text:p text:style-name="P19"/>
      <table:table table:name="Table2" table:style-name="Table2">
        <table:table-column table:style-name="Table2.A" table:number-columns-repeated="3"/>
        <table:table-row table:style-name="TableLine1601211484176">
          <table:table-cell table:style-name="Table2.A1" office:value-type="string">
            <text:p text:style-name="P20">John Hammond</text:p>
            <text:p text:style-name="P20">Hackersploit</text:p>
            <text:p text:style-name="P20">Thecybermentor</text:p>
            <text:p text:style-name="P20">securityf2d</text:p>
            <text:p text:style-name="P21">Loi Liang Yang</text:p>
            <text:p text:style-name="P21">Coding Tech</text:p>
            <text:p text:style-name="P21">HackerOne</text:p>
            <text:p text:style-name="P21">Jesse Campos</text:p>
            <text:p text:style-name="P21">Nova Computing</text:p>
            <text:p text:style-name="P21">Hacking Video Tutorial – Hellbound Hackers</text:p>
            <text:p text:style-name="P21">Fredrik Christenson</text:p>
            <text:p text:style-name="P21">LiveOverflow</text:p>
            <text:p text:style-name="P21">zSecurity</text:p>
            <text:p text:style-name="P22">IppSec</text:p>
            <text:p text:style-name="P22">Simplilearn</text:p>
            <text:p text:style-name="P22">Edureka!</text:p>
            <text:p text:style-name="P22">AllAbout Tech</text:p>
            <text:p text:style-name="P22">Tutorials Point (India) Ltd.</text:p>
            <text:p text:style-name="P23">Cyber-Recon</text:p>
            <text:p text:style-name="P25">MrTurvey</text:p>
            <text:p text:style-name="P25"><text:soft-page-break/>Station X</text:p>
            <text:p text:style-name="P2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09-09T10:09:48.691000000</dc:date>
    <meta:editing-duration>PT3H10M2S</meta:editing-duration>
    <meta:editing-cycles>8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35" meta:word-count="424" meta:character-count="4327" meta:non-whitespace-character-count="4001"/>
  </office:meta>
</office:document-meta>
</file>